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25in"/>
    </style:style>
    <style:style style:name="co2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8311in"/>
    </style:style>
    <style:style style:name="co4" style:family="table-column">
      <style:table-column-properties fo:break-before="auto" style:column-width="0.7283in"/>
    </style:style>
    <style:style style:name="co5" style:family="table-column">
      <style:table-column-properties fo:break-before="auto" style:column-width="0.8047in"/>
    </style:style>
    <style:style style:name="co6" style:family="table-column">
      <style:table-column-properties fo:break-before="auto" style:column-width="0.4291in"/>
    </style:style>
    <style:style style:name="co7" style:family="table-column">
      <style:table-column-properties fo:break-before="auto" style:column-width="0.4701in"/>
    </style:style>
    <style:style style:name="co8" style:family="table-column">
      <style:table-column-properties fo:break-before="auto" style:column-width="0.4807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ackground-color="#ffffcc"/>
    </style:style>
    <style:style style:name="ce3" style:family="table-cell" style:parent-style-name="Default">
      <style:text-properties fo:font-weight="normal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/>
    </style:style>
    <style:style style:name="ce6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</office:automatic-styles>
  <office:body>
    <office:spreadsheet>
      <table:table table:name="chowVSchaiti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4" office:value-type="string">
            <text:p>fmin</text:p>
          </table:table-cell>
          <table:table-cell table:style-name="ce4" office:value-type="string">
            <text:p>rkf45</text:p>
          </table:table-cell>
          <table:table-cell table:style-name="ce4" office:value-type="string">
            <text:p>seval</text:p>
          </table:table-cell>
          <table:table-cell table:style-name="ce4" office:value-type="string">
            <text:p>solve</text:p>
          </table:table-cell>
          <table:table-cell table:style-name="ce4" office:value-type="string">
            <text:p>svd</text:p>
          </table:table-cell>
          <table:table-cell table:style-name="ce4" office:value-type="string">
            <text:p>urand</text:p>
          </table:table-cell>
          <table:table-cell table:style-name="ce4" office:value-type="string">
            <text:p>zeroin</text:p>
          </table:table-cell>
        </table:table-row>
        <table:table-row table:style-name="ro2">
          <table:table-cell table:style-name="ce1" office:value-type="string">
            <text:p>chow</text:p>
          </table:table-cell>
          <table:table-cell office:value-type="float" office:value="1528">
            <text:p>1528</text:p>
          </table:table-cell>
          <table:table-cell office:value-type="float" office:value="394798">
            <text:p>394798</text:p>
          </table:table-cell>
          <table:table-cell office:value-type="float" office:value="1769">
            <text:p>1769</text:p>
          </table:table-cell>
          <table:table-cell office:value-type="float" office:value="1754">
            <text:p>1754</text:p>
          </table:table-cell>
          <table:table-cell office:value-type="float" office:value="7946">
            <text:p>7946</text:p>
          </table:table-cell>
          <table:table-cell office:value-type="float" office:value="1365">
            <text:p>1365</text:p>
          </table:table-cell>
          <table:table-cell office:value-type="float" office:value="1145">
            <text:p>1145</text:p>
          </table:table-cell>
        </table:table-row>
        <table:table-row table:style-name="ro1">
          <table:table-cell table:style-name="ce1" office:value-type="string">
            <text:p>ra</text:p>
          </table:table-cell>
          <table:table-cell office:value-type="float" office:value="1322">
            <text:p>1322</text:p>
          </table:table-cell>
          <table:table-cell office:value-type="float" office:value="278850">
            <text:p>278850</text:p>
          </table:table-cell>
          <table:table-cell office:value-type="float" office:value="1399">
            <text:p>1399</text:p>
          </table:table-cell>
          <table:table-cell office:value-type="float" office:value="1443">
            <text:p>1443</text:p>
          </table:table-cell>
          <table:table-cell office:value-type="float" office:value="6325">
            <text:p>6325</text:p>
          </table:table-cell>
          <table:table-cell office:value-type="float" office:value="899">
            <text:p>899</text:p>
          </table:table-cell>
          <table:table-cell office:value-type="float" office:value="1026">
            <text:p>1026</text:p>
          </table:table-cell>
        </table:table-row>
        <table:table-row table:style-name="ro2">
          <table:table-cell office:value-type="string">
            <text:p>difference</text:p>
          </table:table-cell>
          <table:table-cell table:formula="oooc:=[.B3]-[.B2]" office:value-type="float" office:value="-206">
            <text:p>-206</text:p>
          </table:table-cell>
          <table:table-cell table:formula="oooc:=[.C3]-[.C2]" office:value-type="float" office:value="-115948">
            <text:p>-115948</text:p>
          </table:table-cell>
          <table:table-cell table:formula="oooc:=[.D3]-[.D2]" office:value-type="float" office:value="-370">
            <text:p>-370</text:p>
          </table:table-cell>
          <table:table-cell table:formula="oooc:=[.E3]-[.E2]" office:value-type="float" office:value="-311">
            <text:p>-311</text:p>
          </table:table-cell>
          <table:table-cell table:formula="oooc:=[.F3]-[.F2]" office:value-type="float" office:value="-1621">
            <text:p>-1621</text:p>
          </table:table-cell>
          <table:table-cell table:formula="oooc:=[.G3]-[.G2]" office:value-type="float" office:value="-466">
            <text:p>-466</text:p>
          </table:table-cell>
          <table:table-cell table:formula="oooc:=MEDIAN([.H3]-[.H2])" office:value-type="float" office:value="-119">
            <text:p>-119</text:p>
          </table:table-cell>
        </table:table-row>
        <table:table-row table:style-name="ro1">
          <table:table-cell table:style-name="ce2" office:value-type="string">
            <text:p>ra perf %</text:p>
          </table:table-cell>
          <table:table-cell table:style-name="ce2" table:formula="oooc:=[.B2]/[.B3]" office:value-type="float" office:value="1.15582450832073">
            <text:p>1.16</text:p>
          </table:table-cell>
          <table:table-cell table:style-name="ce2" table:formula="oooc:=[.C2]/[.C3]" office:value-type="float" office:value="1.41580778196163">
            <text:p>1.42</text:p>
          </table:table-cell>
          <table:table-cell table:style-name="ce2" table:formula="oooc:=[.D2]/[.D3]" office:value-type="float" office:value="1.26447462473195">
            <text:p>1.26</text:p>
          </table:table-cell>
          <table:table-cell table:style-name="ce2" table:formula="oooc:=[.E2]/[.E3]" office:value-type="float" office:value="1.21552321552322">
            <text:p>1.22</text:p>
          </table:table-cell>
          <table:table-cell table:style-name="ce2" table:formula="oooc:=[.F2]/[.F3]" office:value-type="float" office:value="1.25628458498024">
            <text:p>1.26</text:p>
          </table:table-cell>
          <table:table-cell table:style-name="ce2" table:formula="oooc:=[.G2]/[.G3]" office:value-type="float" office:value="1.51835372636263">
            <text:p>1.52</text:p>
          </table:table-cell>
          <table:table-cell table:style-name="ce2" table:formula="oooc:=[.H2]/[.H3]" office:value-type="float" office:value="1.11598440545809">
            <text:p>1.12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total</text:p>
          </table:table-cell>
          <table:table-cell table:formula="oooc:=SUM([.B4:.H4])" office:value-type="float" office:value="-119041">
            <text:p>-119041</text:p>
          </table:table-cell>
          <table:table-cell table:number-columns-repeated="6"/>
        </table:table-row>
        <table:table-row table:style-name="ro2">
          <table:table-cell office:value-type="string">
            <text:p>avg</text:p>
          </table:table-cell>
          <table:table-cell table:formula="oooc:=AVERAGE([.B4:.H4])" office:value-type="float" office:value="-17005.8571428571">
            <text:p>-17005.86</text:p>
          </table:table-cell>
          <table:table-cell table:number-columns-repeated="6"/>
        </table:table-row>
        <table:table-row table:style-name="ro2">
          <table:table-cell office:value-type="string">
            <text:p>med</text:p>
          </table:table-cell>
          <table:table-cell table:formula="oooc:=MEDIAN([.B4:.H4])" office:value-type="float" office:value="-370">
            <text:p>-370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/>
          <table:table-cell table:style-name="ce5" office:value-type="string">
            <text:p>doduc</text:p>
          </table:table-cell>
          <table:table-cell table:style-name="ce5" office:value-type="string">
            <text:p>fpppp</text:p>
          </table:table-cell>
          <table:table-cell table:style-name="ce5" office:value-type="string">
            <text:p>matrix300</text:p>
          </table:table-cell>
          <table:table-cell table:style-name="ce6" office:value-type="string">
            <text:p>tomcatv</text:p>
          </table:table-cell>
          <table:table-cell table:number-columns-repeated="3"/>
        </table:table-row>
        <table:table-row table:style-name="ro2">
          <table:table-cell table:style-name="ce1" office:value-type="string">
            <text:p>chow</text:p>
          </table:table-cell>
          <table:table-cell office:value-type="float" office:value="19858950">
            <text:p>19858950</text:p>
          </table:table-cell>
          <table:table-cell office:value-type="float" office:value="356729132">
            <text:p>356729132</text:p>
          </table:table-cell>
          <table:table-cell office:value-type="float" office:value="21233376">
            <text:p>21233376</text:p>
          </table:table-cell>
          <table:table-cell office:value-type="float" office:value="594697096">
            <text:p>59469709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ra</text:p>
          </table:table-cell>
          <table:table-cell office:value-type="float" office:value="11001123">
            <text:p>11001123</text:p>
          </table:table-cell>
          <table:table-cell office:value-type="float" office:value="153293056">
            <text:p>153293056</text:p>
          </table:table-cell>
          <table:table-cell office:value-type="float" office:value="18987110">
            <text:p>18987110</text:p>
          </table:table-cell>
          <table:table-cell office:value-type="float" office:value="322189696">
            <text:p>322189696</text:p>
          </table:table-cell>
          <table:table-cell table:number-columns-repeated="3"/>
        </table:table-row>
        <table:table-row table:style-name="ro2">
          <table:table-cell table:style-name="ce3" office:value-type="string">
            <text:p>difference</text:p>
          </table:table-cell>
          <table:table-cell table:formula="oooc:=[.B13]-[.B12]" office:value-type="float" office:value="-8857827">
            <text:p>-8857827</text:p>
          </table:table-cell>
          <table:table-cell table:formula="oooc:=[.C13]-[.C12]" office:value-type="float" office:value="-203436076">
            <text:p>-203436076</text:p>
          </table:table-cell>
          <table:table-cell table:formula="oooc:=[.D13]-[.D12]" office:value-type="float" office:value="-2246266">
            <text:p>-2246266</text:p>
          </table:table-cell>
          <table:table-cell table:formula="oooc:=[.E13]-[.E12]" office:value-type="float" office:value="-272507400">
            <text:p>-27250740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ra perf %</text:p>
          </table:table-cell>
          <table:table-cell table:style-name="ce2" table:formula="oooc:=[.B12]/[.B13]" office:value-type="float" office:value="1.8051747989728">
            <text:p>1.81</text:p>
          </table:table-cell>
          <table:table-cell table:style-name="ce2" table:formula="oooc:=[.C12]/[.C13]" office:value-type="float" office:value="2.32710561918734">
            <text:p>2.33</text:p>
          </table:table-cell>
          <table:table-cell table:style-name="ce2" table:formula="oooc:=[.D12]/[.D13]" office:value-type="float" office:value="1.11830478677376">
            <text:p>1.12</text:p>
          </table:table-cell>
          <table:table-cell table:style-name="ce2" table:formula="oooc:=[.E12]/[.E13]" office:value-type="float" office:value="1.84579799845616">
            <text:p>1.85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total</text:p>
          </table:table-cell>
          <table:table-cell table:formula="oooc:=[.B12]" office:value-type="float" office:value="19858950">
            <text:p>19858950</text:p>
          </table:table-cell>
          <table:table-cell table:number-columns-repeated="6"/>
        </table:table-row>
        <table:table-row table:style-name="ro2">
          <table:table-cell office:value-type="string">
            <text:p>avg</text:p>
          </table:table-cell>
          <table:table-cell table:formula="oooc:=AVERAGE([.B14:.E14])" office:value-type="float" office:value="-121761892.25">
            <text:p>-121761892.25</text:p>
          </table:table-cell>
          <table:table-cell table:number-columns-repeated="6"/>
        </table:table-row>
        <table:table-row table:style-name="ro2">
          <table:table-cell office:value-type="string">
            <text:p>med</text:p>
          </table:table-cell>
          <table:table-cell table:formula="oooc:=MEDIAN([.B14:.E14])" office:value-type="float" office:value="-106146951.5">
            <text:p>-106146951.5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1">
          <table:table-cell office:value-type="string" table:number-columns-spanned="3" table:number-rows-spanned="1">
            <text:p>* measurements done on godzilla</text:p>
          </table:table-cell>
          <table:covered-table-cell table:number-columns-repeated="2"/>
          <table:table-cell table:number-columns-repeated="5"/>
        </table:table-row>
        <table:table-row table:style-name="ro2">
          <table:table-cell office:value-type="string" table:number-columns-spanned="3" table:number-rows-spanned="1">
            <text:p>* measurement is number of instructions</text:p>
          </table:table-cell>
          <table:covered-table-cell table:number-columns-repeated="2"/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17">08/17/2006</text:date>, <text:time>11:3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8-16T16:33:08</meta:creation-date>
    <dc:date>2006-08-17T11:32:25</dc:date>
    <dc:language>en-US</dc:language>
    <meta:editing-cycles>16</meta:editing-cycles>
    <meta:editing-duration>PT3H33M14S</meta:editing-duration>
    <meta:user-defined meta:name="Info 1"/>
    <meta:user-defined meta:name="Info 2"/>
    <meta:user-defined meta:name="Info 3"/>
    <meta:user-defined meta:name="Info 4"/>
    <meta:document-statistic meta:table-count="1" meta:cell-count="77"/>
  </office:meta>
</office:document-meta>
</file>